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E9000002F554340DD0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標準">
        <draw:frame draw:style-name="gr1" draw:text-style-name="P1" draw:layer="layout" svg:width="27.699cm" svg:height="19.367cm" svg:x="1cm" svg:y="1cm">
          <draw:image xlink:href="Pictures/10000000000003E9000002F554340DD0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ＭＳ Ｐ明朝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0-01-14T15:52:53.25</dc:date>
    <meta:editing-duration>PT00H00M53S</meta:editing-duration>
    <meta:editing-cycles>1</meta:editing-cycles>
    <meta:document-statistic meta:object-count="1"/>
    <meta:generator>OpenOffice.org/3.0$Win32 OpenOffice.org_project/300m9$Build-9358</meta:generator>
  </office:meta>
</office:document-meta>
</file>